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7a45" officeooo:paragraph-rsid="00007a45"/>
    </style:style>
    <style:style style:name="P2" style:family="paragraph" style:parent-style-name="Standard" style:list-style-name="List_20_1">
      <style:text-properties officeooo:paragraph-rsid="00007a45"/>
    </style:style>
    <style:style style:name="P3" style:family="paragraph" style:parent-style-name="Standard" style:list-style-name="List_20_1">
      <style:text-properties officeooo:rsid="00007a45" officeooo:paragraph-rsid="00007a45"/>
    </style:style>
    <style:style style:name="P4" style:family="paragraph" style:parent-style-name="Standard" style:list-style-name="Numbering_20_123">
      <style:text-properties officeooo:rsid="00007a45" officeooo:paragraph-rsid="00007a45"/>
    </style:style>
    <style:style style:name="P5" style:family="paragraph" style:parent-style-name="Standard" style:list-style-name="Numbering_20_123">
      <style:text-properties officeooo:rsid="0000c82d" officeooo:paragraph-rsid="0000c82d"/>
    </style:style>
    <style:style style:name="T1" style:family="text">
      <style:text-properties officeooo:rsid="00007a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8B. Trading the Open (Part 2/11)</text:p>
      <text:p text:style-name="P1"/>
      <text:p text:style-name="P1">Why trade the open?</text:p>
      <text:list text:style-name="List_20_1">
        <text:list-item>
          <text:list>
            <text:list-item>
              <text:p text:style-name="P2"><text:span text:style-name="T1">First hour or two after the RTH open is the easiest time to find swing trades.</text:span></text:p>
            </text:list-item>
            <text:list-item>
              <text:p text:style-name="P3">The majority of lower wick of a daily bullish candle that closed near its high, is created during the early selloff. Conversely, the majority of upper wick of a daily bearish candle that closed near its low is created during the early rally. </text:p>
            </text:list-item>
          </text:list>
        </text:list-item>
      </text:list>
      <text:p text:style-name="P1"/>
      <text:p text:style-name="P1">Most common patterns (on the open)</text:p>
      <text:list text:style-name="Numbering_20_123">
        <text:list-item>
          <text:list>
            <text:list-item>
              <text:p text:style-name="P4">Trend from the open (not necessarily lasting all day, but at least enough for a swing profit)</text:p>
            </text:list-item>
            <text:list-item>
              <text:p text:style-name="P5">Breakout Mode (BOM) followed by a trend. BOM is when we have at least two reversals from new high/low from the first bar (and at least 10 bars from B1 to the second of the two reversals).</text:p>
            </text:list-item>
            <text:list-item>
              <text:p text:style-name="P5">Opening Reversal from support/resistance. For example, reversal from the EMA or from wedge, DT/L2/H2, etc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16:35:46.770168100</meta:creation-date>
    <dc:date>2025-12-17T14:20:13.909551100</dc:date>
    <meta:editing-duration>P1DT21H23M16S</meta:editing-duration>
    <meta:editing-cycles>1</meta:editing-cycles>
    <meta:document-statistic meta:table-count="0" meta:image-count="0" meta:object-count="0" meta:page-count="1" meta:paragraph-count="8" meta:word-count="149" meta:character-count="800" meta:non-whitespace-character-count="663"/>
    <meta:generator>LibreOffice/25.8.3.2$Windows_X86_64 LibreOffice_project/8ca8d55c161d602844f5428fa4b58097424e324e</meta:generator>
  </office:meta>
</office:document-meta>
</file>